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RDavat" svg:font-family="IRDavat" style:font-pitch="variable"/>
    <style:font-face style:name="IRTabassom" svg:font-family="IRTabasso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a04b0" officeooo:paragraph-rsid="000a04b0" style:font-size-asian="16pt" style:font-name-complex="IRDava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0a04b0" officeooo:paragraph-rsid="000a04b0" style:font-size-asian="16pt" style:font-name-complex="IRDava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ac5e7" officeooo:paragraph-rsid="000ac5e7" style:font-size-asian="16pt" style:font-name-complex="IRDavat" style:font-size-complex="16pt"/>
    </style:style>
    <style:style style:name="T1" style:family="text">
      <style:text-properties style:font-name-complex="IRTabasso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2"><text:span text:style-name="T1">چگونگی تحویل نسخه اول پروژه</text:span></text:p>
      <text:p text:style-name="P3"><text:span text:style-name="T1">نسخه اول نرم‌افزار میراب آماده شده است.</text:span></text:p>
      <text:p text:style-name="P3"><text:span text:style-name="T1">این تجربه‌ای است برای توسعه نرم‌افزار</text:span></text:p>
      <text:p text:style-name="P3"><text:span text:style-name="T1">- دسترسی به database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RDavat" svg:font-family="IRDavat" style:font-pitch="variable"/>
    <style:font-face style:name="IRTabassom" svg:font-family="IRTabasso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11:04:25.700000000</meta:creation-date>
    <meta:generator>LibreOffice/7.2.4.1$Windows_X86_64 LibreOffice_project/27d75539669ac387bb498e35313b970b7fe9c4f9</meta:generator>
    <dc:date>2022-03-30T12:25:21.326000000</dc:date>
    <meta:editing-duration>PT7M2S</meta:editing-duration>
    <meta:editing-cycles>1</meta:editing-cycles>
    <meta:document-statistic meta:table-count="0" meta:image-count="0" meta:object-count="0" meta:page-count="1" meta:paragraph-count="5" meta:word-count="25" meta:character-count="131" meta:non-whitespace-character-count="111"/>
  </office:meta>
</office:document-meta>
</file>